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SymbolMT" svg:font-family="SymbolMT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left="0cm" fo:margin-right="0cm" fo:text-indent="1.27cm" style:auto-text-indent="false"/>
    </style:style>
    <style:style style:name="P3" style:family="paragraph" style:parent-style-name="Standard">
      <style:paragraph-properties fo:margin-left="1.27cm" fo:margin-right="0cm" fo:text-indent="0cm" style:auto-text-indent="false"/>
    </style:style>
    <style:style style:name="P4" style:family="paragraph" style:parent-style-name="Standard">
      <style:paragraph-properties fo:margin-left="2.54cm" fo:margin-right="0cm" fo:text-indent="0cm" style:auto-text-indent="false"/>
    </style:style>
    <style:style style:name="P5" style:family="paragraph" style:parent-style-name="Standard">
      <style:paragraph-properties fo:margin-top="0cm" fo:margin-bottom="0.212cm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Standard" style:list-style-name="WW8Num1"/>
    <style:style style:name="P8" style:family="paragraph" style:parent-style-name="Standard">
      <style:paragraph-properties fo:margin-top="0cm" fo:margin-bottom="0.212cm"/>
      <style:text-properties style:font-name="Times New Roman" fo:font-size="12pt" style:font-size-asian="12pt" style:font-size-complex="12pt"/>
    </style:style>
    <style:style style:name="T1" style:family="text">
      <style:text-properties fo:font-style="italic" style:font-style-asian="italic"/>
    </style:style>
    <style:style style:name="T2" style:family="text">
      <style:text-properties style:font-name="Wingdings"/>
    </style:style>
    <style:style style:name="T3" style:family="text">
      <style:text-properties fo:font-weight="bold" style:font-weight-asian="bold"/>
    </style:style>
    <style:style style:name="T4" style:family="text">
      <style:text-properties style:text-position="super 58%"/>
    </style:style>
    <style:style style:name="T5" style:family="text">
      <style:text-properties style:font-name="SymbolMT" fo:font-size="11pt" fo:language="pt" fo:country="BR"/>
    </style:style>
    <style:style style:name="T6" style:family="text">
      <style:text-properties style:font-name="Verdana" fo:font-size="11pt" fo:language="pt" fo:country="BR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fo:font-size="11pt" fo:language="pt" fo:country="BR"/>
    </style:style>
    <style:style style:name="T10" style:family="text">
      <style:text-properties fo:language="pt" fo:country="B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ista 3 – estrutura sequencial (sala de aula)</text:p>
      <text:p text:style-name="Standard"/>
      <text:p text:style-name="Standard">Assunto:</text:p>
      <text:p text:style-name="P2">Variáveis, instruções de entrada e saída de dados e expressões numéricas.</text:p>
      <text:p text:style-name="Standard"/>
      <text:p text:style-name="Standard">Forma de resolução:</text:p>
      <text:p text:style-name="Standard"><text:tab/>a) Representar o algoritmo em descrição narrativa, utilizando o seguinte procedimento para análise do problema e definição da solução:</text:p>
      <text:p text:style-name="P3"><text:tab/>a.1) Dados de entrada:</text:p>
      <text:p text:style-name="P3"><text:tab/>a.2) Processamento (instruções a serem realizadas):</text:p>
      <text:p text:style-name="P3"><text:tab/>a.3) Dados de saída:</text:p>
      <text:p text:style-name="P3">b) Representar o algoritmo utilizando fluxograma (diagrama de blocos)</text:p>
      <text:p text:style-name="Standard"><text:tab/>c) Representação do algoritmo de solução do problema na linguagem C, com as entradas informadas pelo usuário.</text:p>
      <text:p text:style-name="Standard"/>
      <text:p text:style-name="Standard">Importante:</text:p>
      <text:list xml:id="list33595552" text:style-name="WW8Num1">
        <text:list-item>
          <text:p text:style-name="P7">Variáveis:</text:p>
          <text:list>
            <text:list-item>
              <text:p text:style-name="P7">São endereços (espaços) da memória (área de trabalho do computador) utilizados para armazenar valores e poder recuperá-los;</text:p>
            </text:list-item>
            <text:list-item>
              <text:p text:style-name="P7">Precisam ser declaradas, informando um tipo e um identificador (nome). Exemplo: int Valor1;</text:p>
            </text:list-item>
            <text:list-item>
              <text:p text:style-name="P7">A linguagem C é <text:span text:style-name="T1">case sentive</text:span>, ou seja, há distinção entre maiúsculas e minúsculas. Exemplo: int Valor1; e int valor1; Valor1 e valor1 são variáveis distintas.</text:p>
            </text:list-item>
            <text:list-item>
              <text:p text:style-name="P7">A sintaxe de atribuição (armazenar um valor em uma variável) é:</text:p>
            </text:list-item>
          </text:list>
        </text:list-item>
      </text:list>
      <text:p text:style-name="P4"><text:tab/>Variável <text:span text:style-name="T2"></text:span> valor, significando que a variável recebe o valor, portanto, na linguagem C, a variável que vai armazenar (receber o valor) fica à esquerda do sinal de atribuição que é representado por “=”. Exemplo Valor1 = Valor2 + 10;</text:p>
      <text:list xml:id="list35647093" text:continue-numbering="true" text:style-name="WW8Num1">
        <text:list-item>
          <text:p text:style-name="P7">Instruções:</text:p>
          <text:list>
            <text:list-item>
              <text:p text:style-name="P7">São os comandos que compõem um programa (algoritmo), as ações que serão realizadas;</text:p>
            </text:list-item>
            <text:list-item>
              <text:p text:style-name="P7">Cada instrução é obrigatoriamente finalizada com ponto e vírgula;</text:p>
            </text:list-item>
          </text:list>
        </text:list-item>
        <text:list-item>
          <text:p text:style-name="P7">Erros:</text:p>
          <text:list>
            <text:list-item>
              <text:p text:style-name="P7">Verificar se não há falta de ponto e vírgula no final de cada instrução;</text:p>
            </text:list-item>
            <text:list-item>
              <text:p text:style-name="P7">Verificar se o nome da variável está escrito de maneira idêntica na declaração e no uso.</text:p>
            </text:list-item>
          </text:list>
        </text:list-item>
      </text:list>
      <text:p text:style-name="P4">c. “<text:span text:style-name="T3">error <text:s/>‘Var1’ undeclared</text:span>” significa que a variável não foi declarada, o que pode ocorrer por identificadores (nomes) diferentes.</text:p>
      <text:p text:style-name="Standard"/>
      <text:p text:style-name="Standard"/>
      <text:p text:style-name="Standard">Exercícios:</text:p>
      <text:p text:style-name="Standard"/>
      <text:p text:style-name="P5">1) Considerando que para um consórcio sabe-se o número total de prestações, a quantidade de prestações pagas e o valor de cada prestação (que é fixo). Escreva um programa que determine o valor total já pago pelo consorciado e o saldo devedor.</text:p>
      <text:p text:style-name="P5"/>
      <text:p text:style-name="P5">2) Faça um programa para calcular a quantidade de barbante necessária, em centímetros, para amarrar um pacote com duas voltas de barbante, sendo uma pela largura e outra pelo <text:soft-page-break/>comprimento do pacote. Serão fornecidas a largura, a altura e o comprimento do pacote. Para amarrar as pontas do barbante são necessários 10 cm de barbante em cada ponta.</text:p>
      <text:p text:style-name="P5"/>
      <text:p text:style-name="Standard">3) Faça um programa que calcule a quantidade de latas de tinta necessária e o custo para pintar um tanque cilíndrico. Apresentar o custo com duas casas decimais. Se para a quantidade de latas de tinta for obtido um resultado fracionário arredondar o número para o próximo inteiro. Por exemplo: 5.2 apresentar 6. A área a ser pintada é calculada pela fórmula: AREA = 2 * PI * raio<text:span text:style-name="T4">2</text:span> + 2 * PI * raio * altura. Uma lata de tinta de 3,6 litros custa R$ 120,00 e que cada litro de tinta é suficiente para pintar três metros quadrados. </text:p>
      <text:p text:style-name="Standard">Observação: a função <text:span text:style-name="T3">int ceil (float num)</text:span> faz arredondamento do número para cima, ou seja, para o próximo inteiro. <text:s/>É necessário incluir essa biblioteca com # include &lt;math.h&gt;</text:p>
      <text:p text:style-name="P5">Exemplo de uso:</text:p>
      <text:p text:style-name="P5">Valor = ceil(12.34); ou Valor = ceil(Variável float);</text:p>
      <text:p text:style-name="P5"/>
      <text:p text:style-name="P5">4) Fazer um programa que leia um número de até três dígitos, calcule e imprima a soma dos seus dígitos. Exemplo: 123 = 1 + 2 + 3 = 6.</text:p>
      <text:p text:style-name="P1"/>
      <text:p text:style-name="P1">5) Ler um número inteiro longo (long int) que representa segundos e convertê-lo para horas, minutos e segundos. Mostrar a quantidade de horas minutos e segundos obtidos.</text:p>
      <text:p text:style-name="Standard">Observação:</text:p>
      <text:p text:style-name="Standard">//declarar uma variável inteiro longo</text:p>
      <text:p text:style-name="Standard">long int Num;</text:p>
      <text:p text:style-name="Standard">//ler uma variável inteiro longo</text:p>
      <text:p text:style-name="Standard">scanf(“%li”,&amp;Num);</text:p>
      <text:p text:style-name="Standard">//mostrar o conteúdo de uma variável inteiro longo</text:p>
      <text:p text:style-name="Standard">printf(“valor %li”,Num);</text:p>
      <text:p text:style-name="Standard"/>
      <text:p text:style-name="P5">6) Suponha que um caixa disponha apenas de cédulas de R$ 100, 10 e 1. Escreva um programa para ler o valor de uma conta e o valor fornecido pelo usuário para pagar essa conta, e calcule e troco. Calcular e mostrar a quantidade de cada tipo de cédula que o caixa deve fornecer como troco. Mostrar, também o valor da compra e do troco.</text:p>
      <text:p text:style-name="P5"/>
      <text:p text:style-name="Standard">7) Ler um número que representa a quantidade de dias. Informe os anos (com 360 dias), meses (considere-os com 30 dias) e os dias contidos nesse valor.</text:p>
      <text:p text:style-name="Standard">Exemplo: 390 dias contêm 1 ano(s), 1 mês(es) e 0 dia(s). </text:p>
      <text:p text:style-name="Standard"/>
      <text:p text:style-name="Standard"/>
      <text:p text:style-name="Standard">8) Leia um número do tipo float. Obtenha e mostre o resto da divisão da parte inteira desse número por cinco. A parte decimal multiplique-a por 10 e em seguida mostre o resto da divisão desse número por 3.</text:p>
      <text:p text:style-name="Standard">Exemplo: Informado: 11.756</text:p>
      <text:p text:style-name="Standard"><text:tab/>Inteiro: 11</text:p>
      <text:p text:style-name="Standard"><text:tab/>Resto da dividido por 5: 1</text:p>
      <text:p text:style-name="Standard"><text:tab/>Parte decimal: 0.756</text:p>
      <text:p text:style-name="P2">Parte decimal multiplicada por 10: 7</text:p>
      <text:p text:style-name="Standard"><text:tab/>Resto da divisão por 3 da parte decimal multiplicada por 10: 1</text:p>
      <text:p text:style-name="Standard"/>
      <text:p text:style-name="P8"><text:soft-page-break/>9) <text:span text:style-name="T10">Uma livraria fez uma promoção para pagamento à vista em que o comprador pode escolher entre dois critérios de desconto:</text:span></text:p>
      <text:p text:style-name="P8"><text:span text:style-name="T10">1) </text:span><text:span text:style-name="T10">0,25 por livro + 7,50 fixo</text:span></text:p>
      <text:p text:style-name="P8"><text:span text:style-name="T10">2) </text:span><text:span text:style-name="T10">0,5 por livro + 2,5 fixo</text:span></text:p>
      <text:p text:style-name="P5">Fazer um programa em que o usuário digita a quantidade de livros que deseja comprar e o programa diz qual a melhor opção de desconto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Mangal1" svg:font-family="Mangal"/>
    <style:font-face style:name="SymbolMT" svg:font-family="SymbolMT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ulo1" style:family="paragraph" style:parent-style-name="Standard">
      <style:paragraph-properties fo:text-align="justify" style:justify-single-word="false" fo:orphans="0" fo:widows="0"/>
      <style:text-properties fo:font-weight="bold" style:font-weight-asian="bold" style:font-style-complex="italic"/>
    </style:style>
    <style:style style:name="Tabela_20_1" style:display-name="Tabela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Grafico_20_1" style:display-name="Grafico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cm" fo:margin-left="3.17cm" fo:margin-right="2.17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Lista 2 – início </dc:title>
    <meta:initial-creator>Beatriz</meta:initial-creator>
    <meta:creation-date>2008-12-22T09:22:00</meta:creation-date>
    <dc:creator>Beatriz </dc:creator>
    <dc:date>2011-07-31T15:53:49.28</dc:date>
    <meta:editing-cycles>33</meta:editing-cycles>
    <meta:editing-duration>PT10H09M10S</meta:editing-duration>
    <meta:generator>BrOffice.org/3.2$Win32 OpenOffice.org_project/320m18$Build-9502</meta:generator>
    <meta:document-statistic meta:table-count="0" meta:image-count="0" meta:object-count="0" meta:page-count="3" meta:paragraph-count="54" meta:word-count="834" meta:character-count="4820"/>
  </office:meta>
</office:document-meta>
</file>